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4 — RHCE AUTOMATION</text:p>
          </draw:text-box>
        </draw:frame>
        <draw:frame draw:style-name="TransBox" svg:width="31.8700cm" svg:height="5.5000cm" svg:x="1.0000cm" svg:y="2.3000cm">
          <draw:text-box>
            <text:p text:style-name="PTitleMain">Ansible Setup and Inventory</text:p>
          </draw:text-box>
        </draw:frame>
        <draw:frame draw:style-name="TransBox" svg:width="31.8700cm" svg:height="3.5000cm" svg:x="1.0000cm" svg:y="8.8000cm">
          <draw:text-box>
            <text:p text:style-name="PBody">Ansible is an agentless automation tool that connects to managed nodes over SSH (or WinRM for Windows) and runs tasks. No agent is installed on target hosts. Resource: Notes Ansible — How to build your inventory: Stat…</text:p>
          </draw:text-box>
        </draw:frame>
        <draw:frame draw:style-name="TransBox" svg:width="31.8700cm" svg:height="0.7000cm" svg:x="1.0000cm" svg:y="17.8000cm">
          <draw:text-box>
            <text:p text:style-name="PFooter">04-rhce/ansible-setup-inventory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Architecture</text:p>
            <text:p text:style-name="PBullet">▶  Install Ansible on RHEL 10</text:p>
            <text:p text:style-name="PBullet">▶  SSH key setup (required)</text:p>
            <text:p text:style-name="PBullet">▶  Inventory file</text:p>
            <text:p text:style-name="PBullet">▶  ansible.cfg</text:p>
            <text:p text:style-name="PBullet">▶  Ad-hoc commands</text:p>
            <text:p text:style-name="PBullet">▶  Ansible modules (essential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rchitecture</text:p>
          </draw:text-box>
        </draw:frame>
        <draw:frame draw:style-name="TransBox" svg:width="15.7350cm" svg:height="13.5500cm" svg:x="1.0000cm" svg:y="4.0000cm">
          <draw:text-box>
            <text:p text:style-name="PBullet">• Term: Meaning</text:p>
            <text:p text:style-name="PBullet">• Control node: Where Ansible is installed and run from</text:p>
            <text:p text:style-name="PBullet">• Managed node: Host that Ansible configures</text:p>
            <text:p text:style-name="PBullet">• Inventory: List of managed nodes (hosts and groups)</text:p>
            <text:p text:style-name="PBullet">• Playbook: YAML file describing what to do</text:p>
            <text:p text:style-name="PBullet">• Module: A built-in task type (e.g., dnf, copy, service)</text:p>
            <text:p text:style-name="PBullet">• Role: A reusable, structured collection of tasks</text:p>
          </draw:text-box>
        </draw:frame>
        <draw:frame draw:style-name="CodeBox" svg:width="15.7350cm" svg:height="13.5500cm" svg:x="17.1350cm" svg:y="4.0000cm">
          <draw:text-box>
            <text:p text:style-name="PCode">Control node (your workstation or jump host)
    │
    │  SSH
    │
    ├── managed node: web01
    ├── managed node: web02
    └── managed node: db01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 Ansible on RHEL 10</text:p>
          </draw:text-box>
        </draw:frame>
        <draw:frame draw:style-name="CodeBox" svg:width="31.8700cm" svg:height="13.5500cm" svg:x="1.0000cm" svg:y="4.0000cm">
          <draw:text-box>
            <text:p text:style-name="PCode"># Enable the Ansible module stream
sudo dnf install -y ansible-core

# Verify
ansible --vers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SH key setup (required)</text:p>
          </draw:text-box>
        </draw:frame>
        <draw:frame draw:style-name="TransBox" svg:width="15.7350cm" svg:height="13.5500cm" svg:x="1.0000cm" svg:y="4.0000cm">
          <draw:text-box>
            <text:p text:style-name="PBullet">• Ansible connects via SSH. Copy your SSH key to managed nodes first:</text:p>
          </draw:text-box>
        </draw:frame>
        <draw:frame draw:style-name="CodeBox" svg:width="15.7350cm" svg:height="13.5500cm" svg:x="17.1350cm" svg:y="4.0000cm">
          <draw:text-box>
            <text:p text:style-name="PCode"># Generate key if needed
ssh-keygen -t ed25519 -C "ansible-control"

# Copy to managed nodes
ssh-copy-id rhel@192.168.1.101
ssh-copy-id rhel@192.168.1.102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ventory file</text:p>
          </draw:text-box>
        </draw:frame>
        <draw:frame draw:style-name="TransBox" svg:width="31.8700cm" svg:height="13.5500cm" svg:x="1.0000cm" svg:y="4.0000cm">
          <draw:text-box>
            <text:p text:style-name="PBullet">• The inventory lists your managed nodes. Default location: /etc/ansible/hosts.</text:p>
            <text:p text:style-name="PBullet">• For learning, create a local inventory.ini file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sible.cfg</text:p>
          </draw:text-box>
        </draw:frame>
        <draw:frame draw:style-name="TransBox" svg:width="15.7350cm" svg:height="13.5500cm" svg:x="1.0000cm" svg:y="4.0000cm">
          <draw:text-box>
            <text:p text:style-name="PBullet">• Project-level configuration (takes priority over global /etc/ansible/ansible.cfg):</text:p>
          </draw:text-box>
        </draw:frame>
        <draw:frame draw:style-name="CodeBox" svg:width="15.7350cm" svg:height="13.5500cm" svg:x="17.1350cm" svg:y="4.0000cm">
          <draw:text-box>
            <text:p text:style-name="PCode"># ansible.cfg  (in your project directory)
[defaults]
inventory = inventory.ini
remote_user = rhel
host_key_checking = False
stdout_callback = yaml

[privilege_escalation]
become = True
become_method = sudo
become_user = roo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d-hoc commands</text:p>
          </draw:text-box>
        </draw:frame>
        <draw:frame draw:style-name="TransBox" svg:width="15.7350cm" svg:height="13.5500cm" svg:x="1.0000cm" svg:y="4.0000cm">
          <draw:text-box>
            <text:p text:style-name="PBullet">• Ad-hoc commands run a single module without a playbook:</text:p>
          </draw:text-box>
        </draw:frame>
        <draw:frame draw:style-name="CodeBox" svg:width="15.7350cm" svg:height="13.5500cm" svg:x="17.1350cm" svg:y="4.0000cm">
          <draw:text-box>
            <text:p text:style-name="PCode"># Ping all hosts
ansible all -m ping

# Ping a specific group
ansible webservers -m ping

# Run a command on all hosts
ansible all -m command -a "uptime"

# Install a package
ansible webservers -m dnf -a "name=vim state=present"

… (5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nsible modules (essential)</text:p>
          </draw:text-box>
        </draw:frame>
        <draw:frame draw:style-name="TransBox" svg:width="31.8700cm" svg:height="13.5500cm" svg:x="1.0000cm" svg:y="4.0000cm">
          <draw:text-box>
            <text:p text:style-name="PBullet">• Module: What it does</text:p>
            <text:p text:style-name="PBullet">• ping: Test connectivity</text:p>
            <text:p text:style-name="PBullet">• command: Run a command (no shell features)</text:p>
            <text:p text:style-name="PBullet">• shell: Run a command with shell features</text:p>
            <text:p text:style-name="PBullet">• dnf: Manage packages</text:p>
            <text:p text:style-name="PBullet">• service: Manage systemd services</text:p>
            <text:p text:style-name="PBullet">• copy: Copy files to managed nodes</text:p>
            <text:p text:style-name="PBullet">• template: Render Jinja2 templates</text:p>
            <text:p text:style-name="PBullet">• file: Manage file/dir attributes</text:p>
            <text:p text:style-name="PBullet">• user: Manage user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nsible Setup and Inventory</text:p>
          </draw:text-box>
        </draw:frame>
        <draw:frame draw:style-name="TransBox" svg:width="31.8700cm" svg:height="13.5500cm" svg:x="1.0000cm" svg:y="4.0000cm">
          <draw:text-box>
            <text:p text:style-name="PBullet">✓  Architecture: Term: Meaning</text:p>
            <text:p text:style-name="PBullet">✓  Install Ansible on RHEL 10</text:p>
            <text:p text:style-name="PBullet">✓  SSH key setup (required): Ansible connects via SSH. Copy your SSH key to managed nodes first:</text:p>
            <text:p text:style-name="PBullet">✓  Inventory file: The inventory lists your managed nodes. Default location: /etc/ansible/hosts.</text:p>
            <text:p text:style-name="PBullet">✓  ansible.cfg: Project-level configuration (takes priority over global /etc/ansible/ansible.cfg):</text:p>
            <text:p text:style-name="PBullet">✓  Ad-hoc commands: Ad-hoc commands run a single module without a playbook:</text:p>
            <text:p text:style-name="PBullet">✓  Ansible modules (essential): Module: What it doe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